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92dc2" officeooo:paragraph-rsid="00192dc2" style:font-size-asian="20pt" style:font-size-complex="20pt"/>
    </style:style>
    <style:style style:name="P2" style:family="paragraph" style:parent-style-name="Standard">
      <style:text-properties fo:font-size="14pt" officeooo:rsid="00192dc2" officeooo:paragraph-rsid="00192dc2" style:font-size-asian="12.25pt" style:font-size-complex="14pt"/>
    </style:style>
    <style:style style:name="P3" style:family="paragraph" style:parent-style-name="Standard">
      <style:text-properties fo:font-size="14pt" officeooo:rsid="00192dc2" officeooo:paragraph-rsid="00192dc2" style:font-size-asian="14pt" style:font-size-complex="14pt"/>
    </style:style>
    <style:style style:name="P4" style:family="paragraph" style:parent-style-name="Standard">
      <style:text-properties fo:font-size="14pt" officeooo:rsid="00192dc2" officeooo:paragraph-rsid="001d64cf" style:font-size-asian="14pt" style:font-size-complex="14pt"/>
    </style:style>
    <style:style style:name="P5" style:family="paragraph" style:parent-style-name="Standard">
      <style:text-properties fo:font-size="14pt" officeooo:rsid="001d64cf" officeooo:paragraph-rsid="001d64cf" style:font-size-asian="14pt" style:font-size-complex="14pt"/>
    </style:style>
    <style:style style:name="P6" style:family="paragraph" style:parent-style-name="Standard">
      <style:text-properties fo:font-size="14pt" fo:language="en" fo:country="US" officeooo:rsid="00192dc2" officeooo:paragraph-rsid="001d64cf" style:font-size-asian="14pt" style:font-size-complex="14pt"/>
    </style:style>
    <style:style style:name="P7" style:family="paragraph" style:parent-style-name="Standard">
      <style:text-properties fo:font-size="14pt" officeooo:rsid="00192dc2" officeooo:paragraph-rsid="00192dc2" style:font-size-asian="14pt" style:font-size-complex="14pt"/>
    </style:style>
    <style:style style:name="P8" style:family="paragraph" style:parent-style-name="Standard">
      <style:text-properties fo:font-size="14pt" officeooo:rsid="001e389a" officeooo:paragraph-rsid="001e389a" style:font-size-asian="14pt" style:font-size-complex="14pt"/>
    </style:style>
    <style:style style:name="T1" style:family="text">
      <style:text-properties style:text-position="super 58%"/>
    </style:style>
    <style:style style:name="T2" style:family="text">
      <style:text-properties officeooo:rsid="001d64cf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d64c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<text:span text:style-name="T2">3</text:span></text:p>
      <text:p text:style-name="P3"/>
      <text:p text:style-name="P3"/>
      <text:p text:style-name="P8">Overview of SQL.</text:p>
      <text:p text:style-name="P3"/>
      <text:p text:style-name="P3"/>
      <text:p text:style-name="P3"/>
      <text:p text:style-name="P3">Q1) <text:span text:style-name="T2">Does ANSI recognize the data type DATE</text:span>?</text:p>
      <text:p text:style-name="P4">Ans:</text:p>
      <text:p text:style-name="P4"><text:span text:style-name="T4">DATE</text:span><text:span text:style-name="T3"> complies with the ANSI SQL standard definition for the Gregorian calendar.</text:span></text:p>
      <text:p text:style-name="P5">DATE range is from 1<text:span text:style-name="T1">st</text:span> January 1000 AD to 31<text:span text:style-name="T1">st</text:span> December 9999 AD.</text:p>
      <text:p text:style-name="P5">DATE subtraction is also possible, as internally MySQL stores date as fixed length number of size 7.</text:p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>Q2) Wh<text:span text:style-name="T2">ich subdivision of SQL is used to insert values in tables?</text:span></text:p>
      <text:p text:style-name="P4">Ans:</text:p>
      <text:p text:style-name="P6">In SQL, the DML [Data Manipulation language] components have a command called an Insert command.</text:p>
      <text:p text:style-name="P4"><text:span text:style-name="T4">It</text:span><text:span text:style-name="T3"> is used to insert the data into a table.</text:span></text:p>
      <text:p text:style-name="P4"/>
      <text:p text:style-name="P5">Syntax:</text:p>
      <text:p text:style-name="P5">INSERT INTO ‘TABLE_NAME’ VALUES</text:p>
      <text:p text:style-name="P5">(‘_____’, 0-9),</text:p>
      <text:p text:style-name="P5">Inserting according to the Table Columns created.</text:p>
      <text:p text:style-name="P5"/>
      <text:p text:style-name="P5"/>
      <text:p text:style-name="P1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2:27:58.754113312</meta:creation-date>
    <meta:generator>LibreOffice/7.3.7.2$Linux_X86_64 LibreOffice_project/30$Build-2</meta:generator>
    <dc:date>2024-03-20T15:47:49.475133435</dc:date>
    <meta:editing-duration>PT54M11S</meta:editing-duration>
    <meta:editing-cycles>5</meta:editing-cycles>
    <meta:document-statistic meta:table-count="0" meta:image-count="0" meta:object-count="0" meta:page-count="1" meta:paragraph-count="15" meta:word-count="108" meta:character-count="629" meta:non-whitespace-character-count="535"/>
  </office:meta>
</office:document-meta>
</file>